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officeooo:rsid="00c0baa8" officeooo:paragraph-rsid="00c0baa8" style:font-size-asian="10.5pt" style:font-size-complex="12pt"/>
    </style:style>
    <style:style style:name="P2" style:family="paragraph" style:parent-style-name="Text_20_body">
      <style:text-properties style:font-name="Liberation Serif" fo:font-size="12pt" officeooo:rsid="00c13d31" officeooo:paragraph-rsid="00c13d31" style:font-size-asian="10.5pt" style:font-size-complex="12pt"/>
    </style:style>
    <style:style style:name="P3" style:family="paragraph" style:parent-style-name="Text_20_body" style:list-style-name="L1">
      <style:text-properties officeooo:paragraph-rsid="00a7d32f"/>
    </style:style>
    <style:style style:name="P4" style:family="paragraph" style:parent-style-name="Text_20_body" style:list-style-name="L1">
      <style:text-properties officeooo:rsid="00ba5651" officeooo:paragraph-rsid="00ba5651"/>
    </style:style>
    <style:style style:name="P5" style:family="paragraph" style:parent-style-name="Text_20_body" style:list-style-name="L2">
      <style:text-properties officeooo:rsid="00ba5651" officeooo:paragraph-rsid="00ba5651"/>
    </style:style>
    <style:style style:name="P6" style:family="paragraph" style:parent-style-name="Text_20_body" style:list-style-name="L1">
      <style:text-properties style:font-name="Liberation Serif" fo:font-size="12pt" officeooo:rsid="00ba5651" officeooo:paragraph-rsid="00ba5651" style:font-size-asian="10.5pt" style:font-size-complex="12pt"/>
    </style:style>
    <style:style style:name="P7" style:family="paragraph" style:parent-style-name="Text_20_body" style:list-style-name="L1">
      <style:text-properties style:font-name="Liberation Serif" fo:font-size="12pt" officeooo:rsid="00e059a0" officeooo:paragraph-rsid="00bb114e" style:font-size-asian="10.5pt" style:font-size-complex="12pt"/>
    </style:style>
    <style:style style:name="P8" style:family="paragraph" style:parent-style-name="Text_20_body" style:list-style-name="L1">
      <style:text-properties style:font-name="Liberation Serif" fo:font-size="12pt" officeooo:rsid="00bb114e" officeooo:paragraph-rsid="00bb114e" style:font-size-asian="10.5pt" style:font-size-complex="12pt"/>
    </style:style>
    <style:style style:name="P9" style:family="paragraph" style:parent-style-name="Text_20_body" style:list-style-name="L3">
      <style:text-properties style:font-name="Liberation Serif" fo:font-size="12pt" officeooo:rsid="00bb114e" officeooo:paragraph-rsid="00bb114e" style:font-size-asian="10.5pt" style:font-size-complex="12pt"/>
    </style:style>
    <style:style style:name="P10" style:family="paragraph" style:parent-style-name="Text_20_body" style:list-style-name="L4">
      <style:text-properties style:font-name="Liberation Serif" fo:font-size="12pt" officeooo:rsid="00bbe6ef" officeooo:paragraph-rsid="00bbe6ef" style:font-size-asian="10.5pt" style:font-size-complex="12pt"/>
    </style:style>
    <style:style style:name="P11" style:family="paragraph" style:parent-style-name="Text_20_body" style:list-style-name="L5">
      <style:text-properties style:font-name="Liberation Serif" fo:font-size="12pt" officeooo:rsid="00bbe6ef" officeooo:paragraph-rsid="00bbe6ef" style:font-size-asian="10.5pt" style:font-size-complex="12pt"/>
    </style:style>
    <style:style style:name="P12" style:family="paragraph" style:parent-style-name="Text_20_body" style:list-style-name="L5">
      <style:text-properties style:font-name="Liberation Serif" fo:font-size="12pt" officeooo:rsid="00bdc6bb" officeooo:paragraph-rsid="00bdc6bb" style:font-size-asian="10.5pt" style:font-size-complex="12pt"/>
    </style:style>
    <style:style style:name="P13" style:family="paragraph" style:parent-style-name="Text_20_body" style:list-style-name="L6">
      <style:text-properties style:font-name="Liberation Serif" fo:font-size="12pt" officeooo:rsid="00bdc6bb" officeooo:paragraph-rsid="00bdc6bb" style:font-size-asian="10.5pt" style:font-size-complex="12pt"/>
    </style:style>
    <style:style style:name="P14" style:family="paragraph" style:parent-style-name="Text_20_body" style:list-style-name="L6">
      <style:text-properties style:font-name="Liberation Serif" fo:font-size="12pt" officeooo:rsid="00bf67e1" officeooo:paragraph-rsid="00bf67e1" style:font-size-asian="10.5pt" style:font-size-complex="12pt"/>
    </style:style>
    <style:style style:name="P15" style:family="paragraph" style:parent-style-name="Text_20_body" style:list-style-name="L7">
      <style:text-properties style:font-name="Liberation Serif" fo:font-size="12pt" officeooo:rsid="00bf67e1" officeooo:paragraph-rsid="00bf67e1" style:font-size-asian="10.5pt" style:font-size-complex="12pt"/>
    </style:style>
    <style:style style:name="P16" style:family="paragraph" style:parent-style-name="Text_20_body" style:list-style-name="L8">
      <style:text-properties style:font-name="Liberation Serif" fo:font-size="12pt" officeooo:rsid="00bf67e1" officeooo:paragraph-rsid="00bf67e1" style:font-size-asian="10.5pt" style:font-size-complex="12pt"/>
    </style:style>
    <style:style style:name="P17" style:family="paragraph" style:parent-style-name="Text_20_body" style:list-style-name="L10">
      <style:text-properties style:font-name="Liberation Serif" fo:font-size="12pt" officeooo:rsid="00c0b922" officeooo:paragraph-rsid="00c0b922" style:font-size-asian="10.5pt" style:font-size-complex="12pt"/>
    </style:style>
    <style:style style:name="P18" style:family="paragraph" style:parent-style-name="Text_20_body" style:list-style-name="L10">
      <style:text-properties style:font-name="Liberation Serif" fo:font-size="12pt" officeooo:rsid="00c3a9df" officeooo:paragraph-rsid="00c3a9df" style:font-size-asian="10.5pt" style:font-size-complex="12pt"/>
    </style:style>
    <style:style style:name="P19" style:family="paragraph" style:parent-style-name="Text_20_body" style:list-style-name="L11">
      <style:text-properties style:font-name="Liberation Serif" fo:font-size="12pt" officeooo:rsid="00c0baa8" officeooo:paragraph-rsid="00c0baa8" style:font-size-asian="10.5pt" style:font-size-complex="12pt"/>
    </style:style>
    <style:style style:name="P20" style:family="paragraph" style:parent-style-name="Text_20_body" style:list-style-name="L9">
      <style:text-properties style:font-name="Liberation Serif" fo:font-size="12pt" fo:font-weight="normal" officeooo:rsid="00c0b922" officeooo:paragraph-rsid="00c0b922" style:font-size-asian="10.5pt" style:font-weight-asian="normal" style:font-size-complex="12pt" style:font-weight-complex="normal"/>
    </style:style>
    <style:style style:name="P21" style:family="paragraph" style:parent-style-name="Text_20_body" style:list-style-name="L1">
      <style:text-properties officeooo:rsid="00bb114e" officeooo:paragraph-rsid="00bb114e"/>
    </style:style>
    <style:style style:name="P22" style:family="paragraph" style:parent-style-name="Text_20_body" style:list-style-name="L3">
      <style:text-properties fo:font-size="12pt" officeooo:rsid="00bb114e" officeooo:paragraph-rsid="00bb114e" style:font-size-asian="12pt" style:font-size-complex="12pt"/>
    </style:style>
    <style:style style:name="P23" style:family="paragraph" style:parent-style-name="Text_20_body" style:list-style-name="L4">
      <style:text-properties officeooo:rsid="00bbe6ef" officeooo:paragraph-rsid="00bbe6ef"/>
    </style:style>
    <style:style style:name="P24" style:family="paragraph" style:parent-style-name="Text_20_body" style:list-style-name="L7">
      <style:text-properties officeooo:paragraph-rsid="00bf67e1"/>
    </style:style>
    <style:style style:name="P25" style:family="paragraph" style:parent-style-name="Text_20_body" style:list-style-name="L8">
      <style:text-properties officeooo:rsid="00bf67e1" officeooo:paragraph-rsid="00bf67e1"/>
    </style:style>
    <style:style style:name="P26" style:family="paragraph" style:parent-style-name="Text_20_body" style:list-style-name="L8">
      <style:text-properties officeooo:paragraph-rsid="00bf67e1"/>
    </style:style>
    <style:style style:name="P27" style:family="paragraph" style:parent-style-name="Text_20_body" style:list-style-name="L10">
      <style:text-properties officeooo:paragraph-rsid="00c0b922"/>
    </style:style>
    <style:style style:name="P28" style:family="paragraph" style:parent-style-name="Text_20_body" style:list-style-name="L11">
      <style:text-properties officeooo:paragraph-rsid="00c0baa8"/>
    </style:style>
    <style:style style:name="P29" style:family="paragraph" style:parent-style-name="Heading_20_1">
      <style:text-properties style:font-name="Liberation Serif" fo:font-size="16pt" officeooo:rsid="002fd4f2" officeooo:paragraph-rsid="00c4e655" style:font-size-asian="16pt" style:font-size-complex="16pt"/>
    </style:style>
    <style:style style:name="P30" style:family="paragraph" style:parent-style-name="Heading_20_2">
      <style:text-properties officeooo:rsid="00a3fbe1" officeooo:paragraph-rsid="00c0baa8"/>
    </style:style>
    <style:style style:name="P31" style:family="paragraph" style:parent-style-name="Heading_20_2">
      <style:text-properties fo:font-size="14pt" officeooo:paragraph-rsid="00c0baa8" style:font-size-asian="14pt" style:font-size-complex="14pt"/>
    </style:style>
    <style:style style:name="P32" style:family="paragraph" style:parent-style-name="Heading_20_2">
      <style:text-properties fo:font-size="14pt" officeooo:rsid="00a3fbe1" officeooo:paragraph-rsid="00c0baa8" style:font-size-asian="14pt" style:font-size-complex="14pt"/>
    </style:style>
    <style:style style:name="P33" style:family="paragraph" style:parent-style-name="Heading_20_2">
      <style:text-properties style:font-name="Liberation Serif" fo:font-size="14pt" officeooo:rsid="00a8bc8b" officeooo:paragraph-rsid="00c0baa8" style:font-size-asian="14pt" style:font-size-complex="14pt"/>
    </style:style>
    <style:style style:name="T1" style:family="text">
      <style:text-properties style:font-name="Liberation Serif" fo:font-size="12pt" style:font-size-asian="10.5pt" style:font-size-complex="12pt"/>
    </style:style>
    <style:style style:name="T2" style:family="text">
      <style:text-properties style:font-name="Liberation Serif" fo:font-size="12pt" officeooo:rsid="008f6827" style:font-size-asian="10.5pt" style:font-size-complex="12pt"/>
    </style:style>
    <style:style style:name="T3" style:family="text">
      <style:text-properties style:font-name="Liberation Serif" fo:font-size="12pt" officeooo:rsid="00abe03d" style:font-size-asian="10.5pt" style:font-size-complex="12pt"/>
    </style:style>
    <style:style style:name="T4" style:family="text">
      <style:text-properties style:font-name="Liberation Serif" fo:font-size="12pt" officeooo:rsid="00c5e64c" style:font-size-asian="10.5pt" style:font-size-complex="12pt"/>
    </style:style>
    <style:style style:name="T5" style:family="text">
      <style:text-properties style:font-name="Liberation Serif" fo:font-size="12pt" officeooo:rsid="0112f975" style:font-size-asian="10.5pt" style:font-size-complex="12pt"/>
    </style:style>
    <style:style style:name="T6" style:family="text">
      <style:text-properties style:font-name="Liberation Serif" fo:font-size="12pt" officeooo:rsid="016bdd2c" style:font-size-asian="10.5pt" style:font-size-complex="12pt"/>
    </style:style>
    <style:style style:name="T7" style:family="text">
      <style:text-properties style:font-name="Liberation Serif" fo:font-size="12pt" officeooo:rsid="019a4cb8" style:font-size-asian="10.5pt" style:font-size-complex="12pt"/>
    </style:style>
    <style:style style:name="T8" style:family="text">
      <style:text-properties style:font-name="Liberation Serif" fo:font-size="12pt" officeooo:rsid="01ecc53c" style:font-size-asian="10.5pt" style:font-size-complex="12pt"/>
    </style:style>
    <style:style style:name="T9" style:family="text">
      <style:text-properties style:font-name="Liberation Serif" fo:font-size="12pt" officeooo:rsid="01fef597" style:font-size-asian="10.5pt" style:font-size-complex="12pt"/>
    </style:style>
    <style:style style:name="T10" style:family="text">
      <style:text-properties style:font-name="Liberation Serif" fo:font-size="12pt" officeooo:rsid="00ba5651" style:font-size-asian="10.5pt" style:font-size-complex="12pt"/>
    </style:style>
    <style:style style:name="T11" style:family="text">
      <style:text-properties style:font-name="Liberation Serif" fo:font-size="12pt" officeooo:rsid="00bf67e1" style:font-size-asian="10.5pt" style:font-size-complex="12pt"/>
    </style:style>
    <style:style style:name="T12" style:family="text">
      <style:text-properties style:font-name="Liberation Serif" fo:font-size="12pt" officeooo:rsid="00c0b922" style:font-size-asian="10.5pt" style:font-size-complex="12pt"/>
    </style:style>
    <style:style style:name="T13" style:family="text">
      <style:text-properties style:font-name="Liberation Serif" fo:font-size="12pt" officeooo:rsid="00c0baa8" style:font-size-asian="10.5pt" style:font-size-complex="12pt"/>
    </style:style>
    <style:style style:name="T14" style:family="text">
      <style:text-properties style:font-name="Liberation Serif" fo:font-size="12pt" officeooo:rsid="00c2c254" style:font-size-asian="10.5pt" style:font-size-complex="12pt"/>
    </style:style>
    <style:style style:name="T15" style:family="text">
      <style:text-properties style:font-name="Liberation Serif" fo:font-size="12pt" officeooo:rsid="00c2fa99" style:font-size-asian="10.5pt" style:font-size-complex="12pt"/>
    </style:style>
    <style:style style:name="T1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1a7811f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1a802ba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bf67e1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c0b922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c3a9df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4pt" officeooo:rsid="00a8bc8b" style:font-size-asian="14pt" style:font-size-complex="14pt"/>
    </style:style>
    <style:style style:name="T23" style:family="text">
      <style:text-properties style:font-name="Liberation Serif" fo:font-size="14pt" officeooo:rsid="00c0baa8" style:font-size-asian="14pt" style:font-size-complex="14pt"/>
    </style:style>
    <style:style style:name="T24" style:family="text">
      <style:text-properties style:font-name="Liberation Serif" officeooo:rsid="00a8bc8b"/>
    </style:style>
    <style:style style:name="T25" style:family="text">
      <style:text-properties style:font-name="Liberation Serif" style:font-size-asian="10.5pt"/>
    </style:style>
    <style:style style:name="T26" style:family="text">
      <style:text-properties style:font-name="Liberation Serif" officeooo:rsid="010a75b5" style:font-size-asian="10.5pt"/>
    </style:style>
    <style:style style:name="T27" style:family="text">
      <style:text-properties style:font-name="Liberation Serif" officeooo:rsid="00c0baa8"/>
    </style:style>
    <style:style style:name="T28" style:family="text">
      <style:text-properties officeooo:rsid="0093ee29"/>
    </style:style>
    <style:style style:name="T29" style:family="text">
      <style:text-properties officeooo:rsid="00a27f03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13ac937"/>
    </style:style>
    <style:style style:name="T32" style:family="text">
      <style:text-properties officeooo:rsid="0166668a"/>
    </style:style>
    <style:style style:name="T33" style:family="text">
      <style:text-properties officeooo:rsid="01ce3796"/>
    </style:style>
    <style:style style:name="T34" style:family="text">
      <style:text-properties officeooo:rsid="00c3a9df"/>
    </style:style>
    <style:style style:name="T35" style:family="text">
      <style:text-properties officeooo:rsid="00c4d00e"/>
    </style:style>
    <style:style style:name="T36" style:family="text">
      <style:text-properties officeooo:rsid="00ba1a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CST<text:span text:style-name="T29">0006</text:span> – <text:span text:style-name="T36">Computer Programming Foundations</text:span></text:h>
      <text:h text:style-name="Heading_20_2" text:outline-level="2"><text:span text:style-name="T22">WEEK00/WEEK01 </text:span><text:span text:style-name="T23">Review</text:span></text:h>
      <text:list xml:id="list3426143671" text:style-name="L1">
        <text:list-item>
          <text:p text:style-name="P3"><text:span text:style-name="T10">What is a </text:span><text:span text:style-name="T2">Source Code Management System?</text:span></text:p>
        </text:list-item>
        <text:list-item>
          <text:p text:style-name="P4"><text:span text:style-name="T3">W</text:span><text:span text:style-name="T1">hat is Git?</text:span></text:p>
        </text:list-item>
        <text:list-item>
          <text:p text:style-name="P6">What is a Central Software Repository?</text:p>
        </text:list-item>
        <text:list-item>
          <text:p text:style-name="P6">What is the Agile workflow vs the Waterfall workflow?</text:p>
        </text:list-item>
        <text:list-item>
          <text:p text:style-name="P21"><text:span text:style-name="T1">What is a </text:span><text:span text:style-name="T14">W</text:span><text:span text:style-name="T1">orkflow </text:span><text:span text:style-name="T14">B</text:span><text:span text:style-name="T1">oard?</text:span></text:p>
        </text:list-item>
      </text:list>
      <text:list xml:id="list3350149605" text:style-name="L2">
        <text:list-item>
          <text:p text:style-name="P5"><text:span text:style-name="T4">W</text:span><text:span text:style-name="T1">hat is GitLab/GitHub </text:span><text:span text:style-name="T13">and why are they important </text:span><text:span text:style-name="T15">to software development</text:span><text:span text:style-name="T1">?</text:span></text:p>
        </text:list-item>
      </text:list>
      <text:h text:style-name="P30" text:outline-level="2"><text:span text:style-name="T22">WEEK02 </text:span><text:span text:style-name="T23">Review</text:span></text:h>
      <text:list xml:id="list143538215827738" text:continue-list="list3426143671" text:style-name="L1">
        <text:list-item>
          <text:p text:style-name="P7">What is an IDE?</text:p>
        </text:list-item>
        <text:list-item>
          <text:p text:style-name="P8">What is a Git GUI Client?</text:p>
        </text:list-item>
      </text:list>
      <text:h text:style-name="P31" text:outline-level="2"><text:span text:style-name="T24">WEEK03 </text:span><text:span text:style-name="T27">Review</text:span></text:h>
      <text:list xml:id="list484740137" text:style-name="L3">
        <text:list-item>
          <text:p text:style-name="P22"><text:span text:style-name="T26">W</text:span><text:span text:style-name="T25">hat is an Algorithm?</text:span></text:p>
        </text:list-item>
        <text:list-item>
          <text:p text:style-name="P9">Name one person that has been influential in Computer Science and why?</text:p>
        </text:list-item>
      </text:list>
      <text:h text:style-name="P32" text:outline-level="2"><text:span text:style-name="T24">WEEK04 </text:span><text:span text:style-name="T27">Review</text:span></text:h>
      <text:list xml:id="list4044537669" text:style-name="L4">
        <text:list-item>
          <text:p text:style-name="P23"><text:span text:style-name="T1">What is a </text:span><text:span text:style-name="T5">P</text:span><text:span text:style-name="T1">rogramming Paradigm </text:span><text:span text:style-name="T13">and give an </text:span><text:span text:style-name="T1">example of a Programming Paradigm?</text:span></text:p>
        </text:list-item>
        <text:list-item>
          <text:p text:style-name="P10">What does Programming Language Syntax mean?</text:p>
        </text:list-item>
        <text:list-item>
          <text:p text:style-name="P10">What does White Space mean when referring to Programming Languages?</text:p>
        </text:list-item>
      </text:list>
      <text:h text:style-name="P33" text:outline-level="2">WEEK05 Review</text:h>
      <text:list xml:id="list1013672017" text:style-name="L5">
        <text:list-item>
          <text:p text:style-name="P11"><text:span text:style-name="T31">W</text:span>hat is a Data Type?</text:p>
        </text:list-item>
        <text:list-item>
          <text:p text:style-name="P11">What is a Variable?</text:p>
        </text:list-item>
        <text:list-item>
          <text:p text:style-name="P11">How do Data Types and Variables relate to each other?</text:p>
        </text:list-item>
        <text:list-item>
          <text:p text:style-name="P12">What is the difference between a statically typed language and a dynamically typed language?</text:p>
        </text:list-item>
        <text:list-item>
          <text:p text:style-name="P11">What is an Array?</text:p>
        </text:list-item>
        <text:list-item>
          <text:p text:style-name="P12">What is a keyword?</text:p>
        </text:list-item>
        <text:list-item>
          <text:p text:style-name="P12">What is the difference between declaring and defining?</text:p>
        </text:list-item>
      </text:list>
      <text:h text:style-name="P33" text:outline-level="2"><text:soft-page-break/>WEEK06 Review</text:h>
      <text:list xml:id="list203520400" text:style-name="L6">
        <text:list-item>
          <text:p text:style-name="P13"><text:span text:style-name="T32">W</text:span>hat are the comparison operators and what are their definitions?</text:p>
        </text:list-item>
        <text:list-item>
          <text:p text:style-name="P13">What is the result of the comparison and how does it relate to the Boolean data type?</text:p>
        </text:list-item>
        <text:list-item>
          <text:p text:style-name="P14">How does an IF statement and a Boolean data type relate to each other?</text:p>
        </text:list-item>
        <text:list-item>
          <text:p text:style-name="P14">What is a Flow Chart?</text:p>
        </text:list-item>
        <text:list-item>
          <text:p text:style-name="P14">What is Pseudo Code?</text:p>
        </text:list-item>
        <text:list-item>
          <text:p text:style-name="P14">How do they relate to an Algorithm?</text:p>
        </text:list-item>
        <text:list-item>
          <text:p text:style-name="P14">Why are nested if statements good to avoid if possible?</text:p>
        </text:list-item>
      </text:list>
      <text:h text:style-name="P33" text:outline-level="2">WEEK07 Review</text:h>
      <text:list xml:id="list53558740" text:style-name="L7">
        <text:list-item>
          <text:p text:style-name="P24"><text:span text:style-name="T6">W</text:span><text:span text:style-name="T11">hat is a WHILE loop?</text:span></text:p>
        </text:list-item>
        <text:list-item>
          <text:p text:style-name="P15">What is a FOR Loop?</text:p>
        </text:list-item>
        <text:list-item>
          <text:p text:style-name="P15">What is Recursion?</text:p>
        </text:list-item>
      </text:list>
      <text:h text:style-name="P33" text:outline-level="2">WEEK08 Review</text:h>
      <text:list xml:id="list1530898041" text:style-name="L8">
        <text:list-item>
          <text:p text:style-name="P25"><text:span text:style-name="T7">W</text:span><text:span text:style-name="T1">hat is Modular Programming?</text:span></text:p>
        </text:list-item>
        <text:list-item>
          <text:p text:style-name="P16">What is a function and why is it preferred?</text:p>
        </text:list-item>
        <text:list-item>
          <text:p text:style-name="P16">What is the difference between a Parameter and an Argument?</text:p>
        </text:list-item>
        <text:list-item>
          <text:p text:style-name="P25"><text:span text:style-name="T1">What does it mean to </text:span><text:span text:style-name="T17">Pass-</text:span><text:span text:style-name="T16">B</text:span><text:span text:style-name="T17">y-</text:span><text:span text:style-name="T16">V</text:span><text:span text:style-name="T17">alue </text:span><text:span text:style-name="T16">vs </text:span><text:span text:style-name="T18">P</text:span><text:span text:style-name="T17">ass-</text:span><text:span text:style-name="T16">B</text:span><text:span text:style-name="T17">y-</text:span><text:span text:style-name="T16">R</text:span><text:span text:style-name="T17">eference?</text:span></text:p>
        </text:list-item>
        <text:list-item>
          <text:p text:style-name="P25"><text:span text:style-name="T17">W</text:span><text:span text:style-name="T16">hat is the difference between Mutable and Immutable?</text:span></text:p>
        </text:list-item>
        <text:list-item>
          <text:p text:style-name="P25"><text:span text:style-name="T16">What does a </text:span><text:span text:style-name="T21">R</text:span><text:span text:style-name="T16">eturn </text:span><text:span text:style-name="T21">V</text:span><text:span text:style-name="T16">alue </text:span><text:span text:style-name="T21">mean in relation to a function</text:span><text:span text:style-name="T16">?</text:span></text:p>
        </text:list-item>
        <text:list-item>
          <text:p text:style-name="P26"><text:span text:style-name="T19">What does </text:span><text:span text:style-name="T20">Variable Scope mean?</text:span></text:p>
        </text:list-item>
      </text:list>
      <text:h text:style-name="P33" text:outline-level="2">WEEK09 Review</text:h>
      <text:list xml:id="list657408371" text:style-name="L9">
        <text:list-item>
          <text:p text:style-name="P20"><text:span text:style-name="T33">W</text:span>hat is <text:span text:style-name="T34">I</text:span>nput and give examples?</text:p>
        </text:list-item>
        <text:list-item>
          <text:p text:style-name="P20">What is <text:span text:style-name="T34">O</text:span>utput and give examples?</text:p>
        </text:list-item>
        <text:list-item>
          <text:p text:style-name="P20">What are <text:span text:style-name="T34">String F</text:span>ormatting <text:span text:style-name="T35">Specifiers</text:span> and give examples <text:span text:style-name="T35">of three of them?</text:span></text:p>
        </text:list-item>
        <text:list-item>
          <text:p text:style-name="P20">When opening files for reading and writing, what is the syntax for them?</text:p>
        </text:list-item>
        <text:list-item>
          <text:p text:style-name="P20">What is a Data Structure and why are they preferred?</text:p>
        </text:list-item>
        <text:list-item>
          <text:p text:style-name="P20">How does the Big-O notation relate to searching and sorting of data?</text:p>
        </text:list-item>
      </text:list>
      <text:h text:style-name="P33" text:outline-level="2"><text:soft-page-break/>WEEK10 Review</text:h>
      <text:list xml:id="list588515920" text:style-name="L10">
        <text:list-item>
          <text:p text:style-name="P27"><text:span text:style-name="T9">W</text:span><text:span text:style-name="T12">hat is Object Oriented Programming?</text:span></text:p>
        </text:list-item>
        <text:list-item>
          <text:p text:style-name="P17">What is a Class?</text:p>
        </text:list-item>
        <text:list-item>
          <text:p text:style-name="P17">What is an Object?</text:p>
        </text:list-item>
        <text:list-item>
          <text:p text:style-name="P17">What is a Method?</text:p>
        </text:list-item>
        <text:list-item>
          <text:p text:style-name="P17">What is Abstraction?</text:p>
        </text:list-item>
        <text:list-item>
          <text:p text:style-name="P17">What is Polymorphism?</text:p>
        </text:list-item>
        <text:list-item>
          <text:p text:style-name="P17">What is Inheritance?</text:p>
        </text:list-item>
        <text:list-item>
          <text:p text:style-name="P17">What is Encapsulation?</text:p>
        </text:list-item>
        <text:list-item>
          <text:p text:style-name="P18">If given A.P.I.E, can you name the four?</text:p>
        </text:list-item>
        <text:list-item>
          <text:p text:style-name="P17">What is an Access Specifier?</text:p>
        </text:list-item>
        <text:list-item>
          <text:p text:style-name="P17">What are the differences between Public, Protected and Private?</text:p>
        </text:list-item>
      </text:list>
      <text:h text:style-name="P33" text:outline-level="2">WEEK11 Review</text:h>
      <text:list xml:id="list4208522022" text:style-name="L11">
        <text:list-item>
          <text:p text:style-name="P28"><text:span text:style-name="T8">W</text:span><text:span text:style-name="T13">hat is a Software Library?</text:span></text:p>
        </text:list-item>
        <text:list-item>
          <text:p text:style-name="P19">What is a Framework?</text:p>
        </text:list-item>
        <text:list-item>
          <text:p text:style-name="P19">What is the difference between them?</text:p>
        </text:list-item>
        <text:list-item>
          <text:p text:style-name="P19">What is an API?</text:p>
        </text:list-item>
        <text:list-item>
          <text:p text:style-name="P19">What is a Design Pattern?</text:p>
        </text:list-item>
        <text:list-item>
          <text:p text:style-name="P19">What is the MVC Pattern?</text:p>
        </text:list-item>
        <text:list-item>
          <text:p text:style-name="P19">What is a GUI Framework?</text:p>
        </text:list-item>
        <text:list-item>
          <text:p text:style-name="P19">What is a Gaming Engine?</text:p>
        </text:list-item>
      </text:list>
      <text:p text:style-name="P1"/>
      <text:p text:style-name="P2">The exam will consist of questions <text:span text:style-name="T30">like</text:span> these and <text:span text:style-name="T30">half</text:span> of the questions will come directly from the questions asked in the lab assignments. <text:s/>This will show me who has done their own work, and who copied their friend’s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5-18T14:35:37.247026657</dc:date>
    <dc:creator>Cory Hilliard</dc:creator>
    <meta:editing-duration>P3DT16H26M56S</meta:editing-duration>
    <meta:editing-cycles>49</meta:editing-cycles>
    <meta:document-statistic meta:table-count="0" meta:image-count="0" meta:object-count="0" meta:page-count="3" meta:paragraph-count="75" meta:word-count="557" meta:character-count="2869" meta:non-whitespace-character-count="2447"/>
  </office:meta>
</office:document-meta>
</file>